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61234" draw:fill-color="#748ae2" draw:textarea-horizontal-align="justify" draw:textarea-vertical-align="middle" draw:auto-grow-height="false" fo:min-height="0.559cm" fo:min-width="0.3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3" style:family="graphic" style:parent-style-name="standard">
      <style:graphic-properties svg:stroke-color="#749ae4" draw:fill-color="#92c3e2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stroke="none" svg:stroke-color="#78a8e4" draw:fill="none" draw:fill-color="#b9dae4" draw:textarea-horizontal-align="left" draw:auto-grow-height="true" draw:auto-grow-width="false" fo:min-height="0.8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9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.3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.421cm"/>
    </style:style>
    <style:style style:name="gr8" style:family="graphic" style:parent-style-name="standard">
      <style:graphic-properties svg:stroke-color="#92c3e2" draw:fill-color="#d0e6e9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302cm"/>
    </style:style>
    <style:style style:name="gr10" style:family="graphic" style:parent-style-name="standard">
      <style:graphic-properties draw:stroke="none" svg:stroke-color="#000000" draw:fill="none" draw:fill-color="#0000ff" draw:textarea-horizontal-align="left" draw:auto-grow-height="true" draw:auto-grow-width="false" fo:min-height="0.802cm" fo:min-width="0cm"/>
    </style:style>
    <style:style style:name="gr11" style:family="graphic" style:parent-style-name="objectwithoutfill">
      <style:graphic-properties draw:stroke="solid" svg:stroke-width="0.053cm" draw:marker-start-width="0.279cm" draw:marker-end="Rounded_20_short_20_Arrow" draw:marker-end-width="0.231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Rounded_20_short_20_Arrow" draw:marker-end-width="0.231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opacity="0%" draw:opacity="0%" draw:textarea-horizontal-align="justify" draw:textarea-vertical-align="middle" draw:auto-grow-height="false" fo:min-height="0.021cm" fo:min-width="0.0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</style:style>
    <style:style style:name="gr15" style:family="graphic" style:parent-style-name="standard">
      <style:graphic-properties draw:stroke="dash" draw:stroke-dash="Ultrafine_20_Dashed" svg:stroke-opacity="0%" draw:opacity="0%" draw:textarea-horizontal-align="justify" draw:textarea-vertical-align="middle" draw:auto-grow-height="false" fo:min-height="0.021cm" fo:min-width="0.075cm"/>
    </style:style>
    <style:style style:name="gr16" style:family="graphic" style:parent-style-name="objectwithoutfill">
      <style:graphic-properties svg:stroke-width="0.053cm" draw:marker-start-width="0.279cm" draw:marker-end="Symmetric_20_Arrow" draw:marker-end-width="0.231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3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</style:style>
    <style:style style:name="P1" style:family="paragraph">
      <style:paragraph-properties fo:text-align="center"/>
      <style:text-properties style:font-name="Helvetica-Normal"/>
    </style:style>
    <style:style style:name="P2" style:family="paragraph">
      <loext:graphic-properties draw:fill-color="#748ae2"/>
      <style:paragraph-properties fo:text-align="center"/>
      <style:text-properties style:font-name="Helvetica-Normal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style:font-name="Source Sans Pro SemiBold"/>
    </style:style>
    <style:style style:name="P5" style:family="paragraph">
      <loext:graphic-properties draw:fill-color="#92c3e2"/>
      <style:paragraph-properties fo:text-align="center"/>
      <style:text-properties style:font-name="Helvetica-Normal" fo:font-size="12pt" style:font-size-asian="12pt" style:font-size-complex="12pt"/>
    </style:style>
    <style:style style:name="P6" style:family="paragraph">
      <loext:graphic-properties draw:fill-color="#92c3e2"/>
      <style:paragraph-properties fo:text-align="center"/>
      <style:text-properties style:font-name="Helvetica-Normal"/>
    </style:style>
    <style:style style:name="P7" style:family="paragraph">
      <loext:graphic-properties draw:fill="none" draw:fill-color="#b9dae4"/>
      <style:paragraph-properties fo:margin-top="0cm" fo:margin-bottom="0cm"/>
      <style:text-properties style:font-name="Source Sans Pro SemiBold"/>
    </style:style>
    <style:style style:name="P8" style:family="paragraph">
      <style:text-properties style:font-name="Helvetica-Normal"/>
    </style:style>
    <style:style style:name="P9" style:family="paragraph">
      <loext:graphic-properties draw:fill="none" draw:fill-color="#ffffff"/>
      <style:text-properties style:font-name="Helvetica-Normal" fo:font-size="12pt" style:font-size-asian="12pt" style:font-size-complex="12pt"/>
    </style:style>
    <style:style style:name="P10" style:family="paragraph">
      <loext:graphic-properties draw:fill-color="#d0e6e9"/>
      <style:paragraph-properties fo:text-align="center"/>
      <style:text-properties style:text-position="0% 100%" style:font-name="Helvetica-Normal" fo:font-size="18pt" style:font-size-asian="18pt" style:font-size-complex="18pt"/>
    </style:style>
    <style:style style:name="P11" style:family="paragraph">
      <loext:graphic-properties draw:fill-color="#d0e6e9"/>
      <style:paragraph-properties fo:text-align="center"/>
      <style:text-properties style:text-position="0% 100%" style:font-name="Helvetica-Normal"/>
    </style:style>
    <style:style style:name="P12" style:family="paragraph">
      <loext:graphic-properties draw:fill="none" draw:fill-color="#0000ff"/>
      <style:paragraph-properties fo:margin-top="0cm" fo:margin-bottom="0cm"/>
      <style:text-properties style:font-name="Source Sans Pro Semi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Helvetica-Normal" fo:font-size="12pt" style:font-size-asian="12pt" style:font-size-complex="12pt"/>
    </style:style>
    <style:style style:name="T1" style:family="text">
      <style:text-properties style:font-name="Helvetica-Normal"/>
    </style:style>
    <style:style style:name="T2" style:family="text">
      <style:text-properties style:text-position="-33% 58%" style:font-name="Helvetica-Normal"/>
    </style:style>
    <style:style style:name="T3" style:family="text">
      <style:text-properties style:font-name="Source Sans Pro SemiBold"/>
    </style:style>
    <style:style style:name="T4" style:family="text">
      <style:text-properties style:font-name="Helvetica-Normal" fo:font-size="12pt" style:font-size-asian="12pt" style:font-size-complex="12pt"/>
    </style:style>
    <style:style style:name="T5" style:family="text">
      <style:text-properties style:text-position="-33% 58%" style:font-name="Helvetica-Normal" fo:font-size="12pt" style:font-size-asian="12pt" style:font-size-complex="12pt"/>
    </style:style>
    <style:style style:name="T6" style:family="text">
      <style:text-properties style:text-position="0% 100%" style:font-name="Helvetica-Normal" fo:font-size="18pt" style:font-size-asian="18pt" style:font-size-complex="18pt"/>
    </style:style>
    <style:style style:name="T7" style:family="text">
      <style:text-properties style:text-position="-33% 58%" style:font-name="Helvetica-Normal" fo:font-size="18pt" style:font-size-asian="18pt" style:font-size-complex="18pt"/>
    </style:style>
    <style:style style:name="T8" style:family="text">
      <style:text-properties style:text-position="0% 100%" style:font-name="Helvetica-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1.1cm" svg:y="2.382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43cm" svg:height="1.143cm" svg:x="1.1cm" svg:y="3.782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43cm" svg:height="1.143cm" svg:x="1.1cm" svg:y="6.182cm">
          <text:p text:style-name="P1"><text:span text:style-name="T1">x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4" draw:layer="layout" svg:width="0.295cm" svg:height="1.052cm" svg:x="1.537cm" svg:y="4.64cm">
            <draw:text-box>
              <text:p text:style-name="P3"><text:span text:style-name="T3">.</text:span></text:p>
            </draw:text-box>
          </draw:frame>
          <draw:frame draw:style-name="gr2" draw:text-style-name="P4" draw:layer="layout" svg:width="0.295cm" svg:height="1.052cm" svg:x="1.538cm" svg:y="4.84cm">
            <draw:text-box>
              <text:p text:style-name="P3"><text:span text:style-name="T3">.</text:span></text:p>
            </draw:text-box>
          </draw:frame>
          <draw:frame draw:style-name="gr2" draw:text-style-name="P4" draw:layer="layout" svg:width="0.295cm" svg:height="1.052cm" svg:x="1.539cm" svg:y="5.04cm">
            <draw:text-box>
              <text:p text:style-name="P3"><text:span text:style-name="T3">.</text:span></text:p>
            </draw:text-box>
          </draw:frame>
        </draw:g>
        <draw:custom-shape draw:style-name="gr3" draw:text-style-name="P5" xml:id="id2" draw:id="id2" draw:layer="layout" svg:width="1.143cm" svg:height="1.143cm" svg:x="3.6cm" svg:y="2.382cm">
          <text:p text:style-name="P1"><text:span text:style-name="T4">AN</text:span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5" draw:id="id5" draw:layer="layout" svg:width="1.143cm" svg:height="1.143cm" svg:x="3.6cm" svg:y="3.782cm">
          <text:p text:style-name="P1"><text:span text:style-name="T4">AN</text:span><text:span text:style-name="T5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1.143cm" svg:height="1.143cm" svg:x="3.6cm" svg:y="6.182cm">
          <text:p text:style-name="P1"><text:span text:style-name="T4">AN</text:span><text:span text:style-name="T5">1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" draw:text-style-name="P7" draw:layer="layout" svg:width="0.295cm" svg:height="1.052cm" svg:x="4.037cm" svg:y="4.64cm">
            <draw:text-box>
              <text:p text:style-name="P3"><text:span text:style-name="T3">.</text:span></text:p>
            </draw:text-box>
          </draw:frame>
          <draw:frame draw:style-name="gr4" draw:text-style-name="P7" draw:layer="layout" svg:width="0.295cm" svg:height="1.052cm" svg:x="4.038cm" svg:y="4.84cm">
            <draw:text-box>
              <text:p text:style-name="P3"><text:span text:style-name="T3">.</text:span></text:p>
            </draw:text-box>
          </draw:frame>
          <draw:frame draw:style-name="gr4" draw:text-style-name="P7" draw:layer="layout" svg:width="0.295cm" svg:height="1.052cm" svg:x="4.039cm" svg:y="5.04cm">
            <draw:text-box>
              <text:p text:style-name="P3"><text:span text:style-name="T3">.</text:span></text:p>
            </draw:text-box>
          </draw:frame>
        </draw:g>
        <draw:custom-shape draw:style-name="gr3" draw:text-style-name="P6" xml:id="id12" draw:id="id12" draw:layer="layout" svg:width="1.143cm" svg:height="1.143cm" svg:x="9.1cm" svg:y="2.382cm">
          <text:p text:style-name="P1"><text:span text:style-name="T4">AN</text:span><text:span text:style-name="T5">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3" draw:id="id13" draw:layer="layout" svg:width="1.143cm" svg:height="1.143cm" svg:x="9.1cm" svg:y="3.782cm">
          <text:p text:style-name="P1"><text:span text:style-name="T4">AN</text:span><text:span text:style-name="T5">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4" draw:id="id14" draw:layer="layout" svg:width="1.143cm" svg:height="1.143cm" svg:x="9.1cm" svg:y="6.182cm">
          <text:p text:style-name="P1"><text:span text:style-name="T4">AN</text:span><text:span text:style-name="T5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.484cm" svg:height="0.78cm" svg:x="0.913cm" svg:y="1.487cm">
          <draw:text-box>
            <text:p text:style-name="P8"><text:span text:style-name="T4">Input</text:span></text:p>
          </draw:text-box>
        </draw:frame>
        <draw:frame draw:style-name="gr6" draw:text-style-name="P9" draw:layer="layout" svg:width="0.874cm" svg:height="0.871cm" svg:x="3.794cm" svg:y="1.542cm">
          <draw:text-box>
            <text:p text:style-name="P8"><text:span text:style-name="T4">L</text:span><text:span text:style-name="T5">1</text:span></text:p>
          </draw:text-box>
        </draw:frame>
        <draw:frame draw:style-name="gr7" draw:text-style-name="P9" draw:layer="layout" svg:width="0.942cm" svg:height="0.871cm" svg:x="9.295cm" svg:y="1.543cm">
          <draw:text-box>
            <text:p text:style-name="P8"><text:span text:style-name="T4">L</text:span><text:span text:style-name="T5">m</text:span></text:p>
          </draw:text-box>
        </draw:frame>
        <draw:custom-shape draw:style-name="gr8" draw:text-style-name="P10" xml:id="id16" draw:id="id16" draw:layer="layout" svg:width="1.143cm" svg:height="1.143cm" svg:x="11.4cm" svg:y="2.383cm">
          <text:p text:style-name="P1"><text:span text:style-name="T6">o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143cm" svg:height="1.143cm" svg:x="11.4cm" svg:y="3.783cm">
          <text:p text:style-name="P1"><text:span text:style-name="T8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143cm" svg:height="1.143cm" svg:x="11.4cm" svg:y="6.183cm">
          <text:p text:style-name="P1"><text:span text:style-name="T8">o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4" draw:layer="layout" svg:width="0.295cm" svg:height="1.052cm" svg:x="11.837cm" svg:y="4.641cm">
            <draw:text-box>
              <text:p text:style-name="P3"><text:span text:style-name="T3">.</text:span></text:p>
            </draw:text-box>
          </draw:frame>
          <draw:frame draw:style-name="gr2" draw:text-style-name="P4" draw:layer="layout" svg:width="0.295cm" svg:height="1.052cm" svg:x="11.838cm" svg:y="4.841cm">
            <draw:text-box>
              <text:p text:style-name="P3"><text:span text:style-name="T3">.</text:span></text:p>
            </draw:text-box>
          </draw:frame>
          <draw:frame draw:style-name="gr2" draw:text-style-name="P4" draw:layer="layout" svg:width="0.295cm" svg:height="1.052cm" svg:x="11.839cm" svg:y="5.041cm">
            <draw:text-box>
              <text:p text:style-name="P3"><text:span text:style-name="T3">.</text:span></text:p>
            </draw:text-box>
          </draw:frame>
        </draw:g>
        <draw:frame draw:style-name="gr9" draw:text-style-name="P9" draw:layer="layout" svg:width="1.802cm" svg:height="0.78cm" svg:x="11.06cm" svg:y="1.488cm">
          <draw:text-box>
            <text:p text:style-name="P8"><text:span text:style-name="T4">Output</text:span></text:p>
          </draw:text-box>
        </draw:frame>
        <draw:g>
          <draw:frame draw:style-name="gr10" draw:text-style-name="P12" draw:layer="layout" svg:width="0.295cm" svg:height="1.052cm" svg:x="9.538cm" svg:y="4.641cm">
            <draw:text-box>
              <text:p text:style-name="P3"><text:span text:style-name="T3">.</text:span></text:p>
            </draw:text-box>
          </draw:frame>
          <draw:frame draw:style-name="gr10" draw:text-style-name="P12" draw:layer="layout" svg:width="0.295cm" svg:height="1.052cm" svg:x="9.539cm" svg:y="4.841cm">
            <draw:text-box>
              <text:p text:style-name="P3"><text:span text:style-name="T3">.</text:span></text:p>
            </draw:text-box>
          </draw:frame>
          <draw:frame draw:style-name="gr10" draw:text-style-name="P12" draw:layer="layout" svg:width="0.295cm" svg:height="1.052cm" svg:x="9.54cm" svg:y="5.041cm">
            <draw:text-box>
              <text:p text:style-name="P3"><text:span text:style-name="T3">.</text:span></text:p>
            </draw:text-box>
          </draw:frame>
        </draw:g>
        <draw:connector draw:style-name="gr11" draw:text-style-name="P13" draw:layer="layout" draw:type="line" svg:x1="2.243cm" svg:y1="2.954cm" svg:x2="3.6cm" svg:y2="2.954cm" draw:start-shape="id1" draw:start-glue-point="10" draw:end-shape="id2" draw:end-glue-point="6" svg:d="M2243 2954h1357" svg:viewBox="0 0 1358 1">
          <text:p/>
        </draw:connector>
        <draw:connector draw:style-name="gr11" draw:text-style-name="P13" draw:layer="layout" draw:type="line" svg:x1="2.243cm" svg:y1="4.354cm" svg:x2="3.6cm" svg:y2="2.954cm" draw:start-shape="id3" draw:start-glue-point="10" draw:end-shape="id2" draw:end-glue-point="6" svg:d="M2243 4354l1357-1400" svg:viewBox="0 0 1358 1401">
          <text:p/>
        </draw:connector>
        <draw:connector draw:style-name="gr11" draw:text-style-name="P13" draw:layer="layout" draw:type="line" svg:x1="2.243cm" svg:y1="6.754cm" svg:x2="3.767cm" svg:y2="3.358cm" draw:start-shape="id4" draw:start-glue-point="10" draw:end-shape="id2" draw:end-glue-point="7" svg:d="M2243 6754l1524-3396" svg:viewBox="0 0 1525 3397">
          <text:p/>
        </draw:connector>
        <draw:connector draw:style-name="gr11" draw:text-style-name="P13" draw:layer="layout" draw:type="line" svg:x1="2.243cm" svg:y1="2.93cm" svg:x2="3.767cm" svg:y2="3.949cm" draw:end-shape="id5" draw:end-glue-point="5" svg:d="M2243 2930l1524 1019" svg:viewBox="0 0 1525 1020">
          <text:p/>
        </draw:connector>
        <draw:connector draw:style-name="gr11" draw:text-style-name="P13" draw:layer="layout" draw:type="line" svg:x1="2.243cm" svg:y1="2.93cm" svg:x2="3.767cm" svg:y2="6.349cm" draw:end-shape="id6" draw:end-glue-point="5" svg:d="M2243 2930l1524 3419" svg:viewBox="0 0 1525 3420">
          <text:p/>
        </draw:connector>
        <draw:connector draw:style-name="gr11" draw:text-style-name="P13" draw:layer="layout" draw:type="line" svg:x1="2.243cm" svg:y1="4.33cm" svg:x2="3.6cm" svg:y2="4.33cm" svg:d="M2243 4330h1357" svg:viewBox="0 0 1358 1">
          <text:p/>
        </draw:connector>
        <draw:connector draw:style-name="gr11" draw:text-style-name="P13" xml:id="id7" draw:id="id7" draw:layer="layout" draw:type="line" svg:x1="2.243cm" svg:y1="6.73cm" svg:x2="3.6cm" svg:y2="6.73cm" svg:d="M2243 6730h1357" svg:viewBox="0 0 1358 1">
          <text:p/>
        </draw:connector>
        <draw:connector draw:style-name="gr11" draw:text-style-name="P13" draw:layer="layout" draw:type="line" svg:x1="2.243cm" svg:y1="6.73cm" svg:x2="3.767cm" svg:y2="4.758cm" draw:start-shape="id7" draw:start-glue-point="2" draw:end-shape="id5" draw:end-glue-point="7" svg:d="M2243 6730l1524-1972" svg:viewBox="0 0 1525 1973">
          <text:p/>
        </draw:connector>
        <draw:connector draw:style-name="gr11" draw:text-style-name="P13" draw:layer="layout" draw:type="line" svg:x1="2.243cm" svg:y1="4.33cm" svg:x2="3.6cm" svg:y2="6.73cm" draw:end-shape="id7" draw:end-glue-point="3" svg:d="M2243 4330l1357 2400" svg:viewBox="0 0 1358 2401">
          <text:p/>
        </draw:connector>
        <draw:connector draw:style-name="gr12" draw:text-style-name="P13" draw:layer="layout" draw:type="line" svg:x1="7.243cm" svg:y1="2.955cm" svg:x2="7.889cm" svg:y2="4.233cm" draw:start-shape="id8" draw:start-glue-point="10" draw:end-shape="id9" draw:end-glue-point="5" svg:d="M7243 2955l646 1278" svg:viewBox="0 0 647 1279">
          <text:p/>
        </draw:connector>
        <draw:custom-shape draw:style-name="gr13" draw:text-style-name="P14" xml:id="id9" draw:id="id9" draw:layer="layout" svg:width="0.813cm" svg:height="0.381cm" svg:x="7.77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243cm" svg:y1="4.355cm" svg:x2="7.77cm" svg:y2="4.369cm" draw:start-shape="id10" draw:start-glue-point="10" draw:end-shape="id9" draw:end-glue-point="6" svg:d="M7243 4355l527 14" svg:viewBox="0 0 528 15">
          <text:p/>
        </draw:connector>
        <draw:connector draw:style-name="gr12" draw:text-style-name="P13" draw:layer="layout" draw:type="line" svg:x1="7.223cm" svg:y1="6.779cm" svg:x2="7.889cm" svg:y2="4.504cm" draw:start-shape="id11" draw:start-glue-point="10" draw:end-shape="id9" draw:end-glue-point="7" svg:d="M7223 6779l666-2275" svg:viewBox="0 0 667 2276">
          <text:p/>
        </draw:connector>
        <draw:connector draw:style-name="gr12" draw:text-style-name="P13" draw:layer="layout" draw:type="line" svg:x1="8.583cm" svg:y1="4.369cm" svg:x2="9.1cm" svg:y2="2.954cm" draw:start-shape="id9" draw:start-glue-point="10" draw:end-shape="id12" draw:end-glue-point="6" svg:d="M8583 4369l517-1415" svg:viewBox="0 0 518 1416">
          <text:p/>
        </draw:connector>
        <draw:connector draw:style-name="gr12" draw:text-style-name="P13" draw:layer="layout" draw:type="line" svg:x1="8.583cm" svg:y1="4.369cm" svg:x2="9.1cm" svg:y2="4.354cm" draw:start-shape="id9" draw:start-glue-point="10" draw:end-shape="id13" draw:end-glue-point="6" svg:d="M8583 4369l517-15" svg:viewBox="0 0 518 16">
          <text:p/>
        </draw:connector>
        <draw:connector draw:style-name="gr12" draw:text-style-name="P13" draw:layer="layout" draw:type="line" svg:x1="8.583cm" svg:y1="4.368cm" svg:x2="9.1cm" svg:y2="6.754cm" draw:start-shape="id9" draw:end-shape="id14" draw:end-glue-point="6" svg:d="M8583 4368l517 2386" svg:viewBox="0 0 518 2387">
          <text:p/>
        </draw:connector>
        <draw:custom-shape draw:style-name="gr3" draw:text-style-name="P5" xml:id="id8" draw:id="id8" draw:layer="layout" svg:width="1.143cm" svg:height="1.143cm" svg:x="6.1cm" svg:y="2.383cm">
          <text:p text:style-name="P1"><text:span text:style-name="T4">AN</text:span><text:span text:style-name="T5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0" draw:id="id10" draw:layer="layout" svg:width="1.143cm" svg:height="1.143cm" svg:x="6.1cm" svg:y="3.783cm">
          <text:p text:style-name="P1"><text:span text:style-name="T4">AN</text:span><text:span text:style-name="T5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1" draw:id="id11" draw:layer="layout" svg:width="1.143cm" svg:height="1.143cm" svg:x="6.08cm" svg:y="6.207cm">
          <text:p text:style-name="P1"><text:span text:style-name="T4">AN</text:span><text:span text:style-name="T5">2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" draw:text-style-name="P7" draw:layer="layout" svg:width="0.295cm" svg:height="1.052cm" svg:x="6.537cm" svg:y="4.641cm">
            <draw:text-box>
              <text:p text:style-name="P3"><text:span text:style-name="T3">.</text:span></text:p>
            </draw:text-box>
          </draw:frame>
          <draw:frame draw:style-name="gr4" draw:text-style-name="P7" draw:layer="layout" svg:width="0.295cm" svg:height="1.052cm" svg:x="6.538cm" svg:y="4.841cm">
            <draw:text-box>
              <text:p text:style-name="P3"><text:span text:style-name="T3">.</text:span></text:p>
            </draw:text-box>
          </draw:frame>
          <draw:frame draw:style-name="gr4" draw:text-style-name="P7" draw:layer="layout" svg:width="0.295cm" svg:height="1.052cm" svg:x="6.539cm" svg:y="5.041cm">
            <draw:text-box>
              <text:p text:style-name="P3"><text:span text:style-name="T3">.</text:span></text:p>
            </draw:text-box>
          </draw:frame>
        </draw:g>
        <draw:frame draw:style-name="gr14" draw:text-style-name="P9" draw:layer="layout" svg:width="0.929cm" svg:height="1.201cm" svg:x="6.294cm" svg:y="1.543cm">
          <draw:text-box>
            <text:p text:style-name="P8"><text:span text:style-name="T4">L</text:span><text:span text:style-name="T5">2</text:span></text:p>
          </draw:text-box>
        </draw:frame>
        <draw:connector draw:style-name="gr12" draw:text-style-name="P13" draw:layer="layout" draw:type="line" svg:x1="4.749cm" svg:y1="2.954cm" svg:x2="6.106cm" svg:y2="2.954cm" svg:d="M4749 2954h1357" svg:viewBox="0 0 1358 1">
          <text:p/>
        </draw:connector>
        <draw:connector draw:style-name="gr12" draw:text-style-name="P13" draw:layer="layout" draw:type="line" svg:x1="4.749cm" svg:y1="4.354cm" svg:x2="6.106cm" svg:y2="2.954cm" svg:d="M4749 4354l1357-1400" svg:viewBox="0 0 1358 1401">
          <text:p/>
        </draw:connector>
        <draw:connector draw:style-name="gr12" draw:text-style-name="P13" draw:layer="layout" draw:type="line" svg:x1="4.749cm" svg:y1="6.754cm" svg:x2="6.267cm" svg:y2="3.359cm" draw:end-shape="id8" draw:end-glue-point="7" svg:d="M4749 6754l1518-3395" svg:viewBox="0 0 1519 3396">
          <text:p/>
        </draw:connector>
        <draw:connector draw:style-name="gr12" draw:text-style-name="P13" draw:layer="layout" draw:type="line" svg:x1="4.749cm" svg:y1="2.954cm" svg:x2="6.267cm" svg:y2="3.95cm" draw:end-shape="id10" draw:end-glue-point="5" svg:d="M4749 2954l1518 996" svg:viewBox="0 0 1519 997">
          <text:p/>
        </draw:connector>
        <draw:connector draw:style-name="gr12" draw:text-style-name="P13" draw:layer="layout" draw:type="line" svg:x1="4.749cm" svg:y1="2.954cm" svg:x2="6.247cm" svg:y2="6.374cm" draw:end-shape="id11" draw:end-glue-point="5" svg:d="M4749 2954l1498 3420" svg:viewBox="0 0 1499 3421">
          <text:p/>
        </draw:connector>
        <draw:connector draw:style-name="gr12" draw:text-style-name="P13" draw:layer="layout" draw:type="line" svg:x1="4.749cm" svg:y1="4.354cm" svg:x2="6.106cm" svg:y2="4.354cm" svg:d="M4749 4354h1357" svg:viewBox="0 0 1358 1">
          <text:p/>
        </draw:connector>
        <draw:connector draw:style-name="gr12" draw:text-style-name="P13" xml:id="id15" draw:id="id15" draw:layer="layout" draw:type="line" svg:x1="4.749cm" svg:y1="6.754cm" svg:x2="6.106cm" svg:y2="6.754cm" svg:d="M4749 6754h1357" svg:viewBox="0 0 1358 1">
          <text:p/>
        </draw:connector>
        <draw:connector draw:style-name="gr12" draw:text-style-name="P13" draw:layer="layout" draw:type="line" svg:x1="4.749cm" svg:y1="6.754cm" svg:x2="6.267cm" svg:y2="4.759cm" draw:start-shape="id15" draw:start-glue-point="2" draw:end-shape="id10" draw:end-glue-point="7" svg:d="M4749 6754l1518-1995" svg:viewBox="0 0 1519 1996">
          <text:p/>
        </draw:connector>
        <draw:connector draw:style-name="gr12" draw:text-style-name="P13" draw:layer="layout" draw:type="line" svg:x1="4.749cm" svg:y1="4.354cm" svg:x2="6.106cm" svg:y2="6.754cm" draw:end-shape="id15" draw:end-glue-point="3" svg:d="M4749 4354l1357 2400" svg:viewBox="0 0 1358 2401">
          <text:p/>
        </draw:connector>
        <draw:connector draw:style-name="gr12" draw:text-style-name="P13" draw:layer="layout" draw:type="line" svg:x1="10.249cm" svg:y1="2.954cm" svg:x2="11.4cm" svg:y2="2.955cm" draw:end-shape="id16" draw:end-glue-point="6" svg:d="M10249 2954l1151 1" svg:viewBox="0 0 1152 2">
          <text:p/>
        </draw:connector>
        <draw:connector draw:style-name="gr12" draw:text-style-name="P13" draw:layer="layout" draw:type="line" svg:x1="10.249cm" svg:y1="4.355cm" svg:x2="11.4cm" svg:y2="4.356cm" svg:d="M10249 4355l1151 1" svg:viewBox="0 0 1152 2">
          <text:p/>
        </draw:connector>
        <draw:connector draw:style-name="gr12" draw:text-style-name="P13" draw:layer="layout" draw:type="line" svg:x1="10.249cm" svg:y1="6.756cm" svg:x2="11.4cm" svg:y2="6.757cm" svg:d="M10249 6756l1151 1" svg:viewBox="0 0 1152 2">
          <text:p/>
        </draw:connector>
        <draw:custom-shape draw:style-name="gr15" draw:text-style-name="P14" xml:id="id17" draw:id="id17" draw:layer="layout" svg:width="0.813cm" svg:height="0.381cm" svg:x="7.77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13cm" svg:height="0.381cm" svg:x="7.77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259cm" svg:y1="6.794cm" svg:x2="7.77cm" svg:y2="6.798cm" draw:end-shape="id17" draw:end-glue-point="6" svg:d="M7259 6794l511 4" svg:viewBox="0 0 512 5">
          <text:p/>
        </draw:connector>
        <draw:connector draw:style-name="gr12" draw:text-style-name="P13" draw:layer="layout" draw:type="line" svg:x1="7.259cm" svg:y1="6.794cm" svg:x2="7.889cm" svg:y2="3.105cm" draw:end-shape="id18" draw:end-glue-point="7" svg:d="M7259 6794l630-3689" svg:viewBox="0 0 631 3690">
          <text:p/>
        </draw:connector>
        <draw:connector draw:style-name="gr12" draw:text-style-name="P13" draw:layer="layout" draw:type="line" svg:x1="7.249cm" svg:y1="2.955cm" svg:x2="7.77cm" svg:y2="2.97cm" draw:end-shape="id18" draw:end-glue-point="6" svg:d="M7249 2955l521 15" svg:viewBox="0 0 522 16">
          <text:p/>
        </draw:connector>
        <draw:connector draw:style-name="gr12" draw:text-style-name="P13" draw:layer="layout" draw:type="line" svg:x1="7.249cm" svg:y1="2.955cm" svg:x2="7.889cm" svg:y2="6.662cm" draw:end-shape="id17" draw:end-glue-point="5" svg:d="M7249 2955l640 3707" svg:viewBox="0 0 641 3708">
          <text:p/>
        </draw:connector>
        <draw:connector draw:style-name="gr16" draw:text-style-name="P13" draw:layer="layout" draw:type="line" svg:x1="7.246cm" svg:y1="4.357cm" svg:x2="7.77cm" svg:y2="2.97cm" draw:end-shape="id18" draw:end-glue-point="6" svg:d="M7246 4357l524-1387" svg:viewBox="0 0 525 1388">
          <text:p/>
        </draw:connector>
        <draw:connector draw:style-name="gr12" draw:text-style-name="P13" draw:layer="layout" draw:type="line" svg:x1="7.246cm" svg:y1="4.357cm" svg:x2="7.77cm" svg:y2="6.798cm" draw:end-shape="id17" draw:end-glue-point="6" svg:d="M7246 4357l524 2441" svg:viewBox="0 0 525 2442">
          <text:p/>
        </draw:connector>
        <draw:connector draw:style-name="gr12" draw:text-style-name="P13" draw:layer="layout" draw:type="line" svg:x1="8.583cm" svg:y1="6.798cm" svg:x2="9.1cm" svg:y2="6.754cm" draw:start-shape="id17" draw:start-glue-point="10" draw:end-shape="id14" draw:end-glue-point="6" svg:d="M8583 6798l517-44" svg:viewBox="0 0 518 45">
          <text:p/>
        </draw:connector>
        <draw:connector draw:style-name="gr12" draw:text-style-name="P13" draw:layer="layout" draw:type="line" svg:x1="8.584cm" svg:y1="6.801cm" svg:x2="9.267cm" svg:y2="4.758cm" draw:end-shape="id13" draw:end-glue-point="7" svg:d="M8584 6801l683-2043" svg:viewBox="0 0 684 2044">
          <text:p/>
        </draw:connector>
        <draw:connector draw:style-name="gr12" draw:text-style-name="P13" draw:layer="layout" draw:type="line" svg:x1="8.584cm" svg:y1="6.801cm" svg:x2="9.267cm" svg:y2="3.358cm" draw:end-shape="id12" draw:end-glue-point="7" svg:d="M8584 6801l683-3443" svg:viewBox="0 0 684 3444">
          <text:p/>
        </draw:connector>
        <draw:connector draw:style-name="gr12" draw:text-style-name="P13" draw:layer="layout" draw:type="line" svg:x1="8.583cm" svg:y1="2.97cm" svg:x2="9.1cm" svg:y2="2.954cm" draw:start-shape="id18" draw:start-glue-point="10" draw:end-shape="id12" draw:end-glue-point="6" svg:d="M8583 2970l517-16" svg:viewBox="0 0 518 17">
          <text:p/>
        </draw:connector>
        <draw:connector draw:style-name="gr12" draw:text-style-name="P13" draw:layer="layout" draw:type="line" svg:x1="8.584cm" svg:y1="2.971cm" svg:x2="9.267cm" svg:y2="3.949cm" draw:end-shape="id13" draw:end-glue-point="5" svg:d="M8584 2971l683 978" svg:viewBox="0 0 684 979">
          <text:p/>
        </draw:connector>
        <draw:connector draw:style-name="gr12" draw:text-style-name="P13" draw:layer="layout" draw:type="line" svg:x1="8.584cm" svg:y1="2.971cm" svg:x2="9.267cm" svg:y2="6.349cm" draw:end-shape="id14" draw:end-glue-point="5" svg:d="M8584 2971l683 3378" svg:viewBox="0 0 684 3379">
          <text:p/>
        </draw:connector>
        <draw:line draw:style-name="gr17" draw:text-style-name="P13" draw:layer="layout" svg:x1="3.286cm" svg:y1="2.016cm" svg:x2="3.286cm" svg:y2="1.508cm">
          <text:p/>
        </draw:line>
        <draw:line draw:style-name="gr17" draw:text-style-name="P13" draw:layer="layout" svg:x1="10.5cm" svg:y1="2.016cm" svg:x2="10.5cm" svg:y2="1.508cm">
          <text:p/>
        </draw:line>
        <draw:frame draw:style-name="gr18" draw:text-style-name="P15" draw:layer="layout" svg:width="1.862cm" svg:height="0.679cm" svg:x="5.747cm" svg:y="0.798cm">
          <draw:text-box>
            <text:p text:style-name="P1"><text:span text:style-name="T4">Layers</text:span></text:p>
          </draw:text-box>
        </draw:frame>
        <draw:g>
          <draw:frame draw:style-name="gr19" draw:text-style-name="P4" draw:layer="layout" svg:width="0.295cm" svg:height="1.446cm" draw:transform="rotate (1.5707963267949) translate (7.259cm 6.963cm)">
            <draw:text-box>
              <text:p text:style-name="P3"><text:span text:style-name="T3">.</text:span></text:p>
            </draw:text-box>
          </draw:frame>
          <draw:frame draw:style-name="gr19" draw:text-style-name="P4" draw:layer="layout" svg:width="0.295cm" svg:height="1.446cm" draw:transform="rotate (1.5707963267949) translate (7.534cm 6.961cm)">
            <draw:text-box>
              <text:p text:style-name="P3"><text:span text:style-name="T3">.</text:span></text:p>
            </draw:text-box>
          </draw:frame>
          <draw:frame draw:style-name="gr19" draw:text-style-name="P4" draw:layer="layout" svg:width="0.295cm" svg:height="1.446cm" draw:transform="rotate (1.5707963267949) translate (7.809cm 6.961cm)">
            <draw:text-box>
              <text:p text:style-name="P3"><text:span text:style-name="T3">.</text:span></text:p>
            </draw:text-box>
          </draw:frame>
        </draw:g>
        <draw:g>
          <draw:frame draw:style-name="gr20" draw:text-style-name="P4" draw:layer="layout" svg:width="0.295cm" svg:height="1.354cm" draw:transform="rotate (1.5707963267949) translate (7.261cm 3.117cm)">
            <draw:text-box>
              <text:p text:style-name="P3"><text:span text:style-name="T3">.</text:span></text:p>
            </draw:text-box>
          </draw:frame>
          <draw:frame draw:style-name="gr21" draw:text-style-name="P4" draw:layer="layout" svg:width="0.295cm" svg:height="1.355cm" draw:transform="rotate (1.5707963267949) translate (7.518cm 3.115cm)">
            <draw:text-box>
              <text:p text:style-name="P3"><text:span text:style-name="T3">.</text:span></text:p>
            </draw:text-box>
          </draw:frame>
          <draw:frame draw:style-name="gr20" draw:text-style-name="P4" draw:layer="layout" svg:width="0.295cm" svg:height="1.354cm" draw:transform="rotate (1.5707963267949) translate (7.776cm 3.115cm)">
            <draw:text-box>
              <text:p text:style-name="P3"><text:span text:style-name="T3">.</text:span></text:p>
            </draw:text-box>
          </draw:frame>
        </draw:g>
        <draw:g>
          <draw:frame draw:style-name="gr19" draw:text-style-name="P4" draw:layer="layout" svg:width="0.295cm" svg:height="1.446cm" draw:transform="rotate (1.5707963267949) translate (7.259cm 4.516cm)">
            <draw:text-box>
              <text:p text:style-name="P3"><text:span text:style-name="T3">.</text:span></text:p>
            </draw:text-box>
          </draw:frame>
          <draw:frame draw:style-name="gr19" draw:text-style-name="P4" draw:layer="layout" svg:width="0.295cm" svg:height="1.446cm" draw:transform="rotate (1.5707963267949) translate (7.534cm 4.514cm)">
            <draw:text-box>
              <text:p text:style-name="P3"><text:span text:style-name="T3">.</text:span></text:p>
            </draw:text-box>
          </draw:frame>
          <draw:frame draw:style-name="gr19" draw:text-style-name="P4" draw:layer="layout" svg:width="0.295cm" svg:height="1.446cm" draw:transform="rotate (1.5707963267949) translate (7.809cm 4.514cm)">
            <draw:text-box>
              <text:p text:style-name="P3"><text:span text:style-name="T3">.</text:span></text:p>
            </draw:text-box>
          </draw:frame>
        </draw:g>
        <draw:line draw:style-name="gr17" draw:text-style-name="P13" draw:layer="layout" svg:x1="3.286cm" svg:y1="1.535cm" svg:x2="10.525cm" svg:y2="1.5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716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09:30:13.990963988</meta:creation-date>
    <dc:date>2019-05-20T12:48:14.091686668</dc:date>
    <meta:editing-duration>PT1H48M6S</meta:editing-duration>
    <meta:editing-cycles>8</meta:editing-cycles>
    <meta:generator>LibreOffice/6.0.7.3$Linux_X86_64 LibreOffice_project/00m0$Build-3</meta:generator>
    <meta:document-statistic meta:object-count="98"/>
  </office:meta>
</office:document-meta>
</file>